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18878" officeooo:paragraph-rsid="00018878"/>
    </style:style>
    <style:style style:name="P2" style:family="paragraph" style:parent-style-name="Standard">
      <style:text-properties fo:language="fr" fo:country="FR" officeooo:rsid="00040b8f" officeooo:paragraph-rsid="00040b8f"/>
    </style:style>
    <style:style style:name="P3" style:family="paragraph" style:parent-style-name="Standard">
      <style:text-properties fo:language="fr" fo:country="FR" officeooo:rsid="00040b8f" officeooo:paragraph-rsid="0004bb28"/>
    </style:style>
    <style:style style:name="T1" style:family="text">
      <style:text-properties officeooo:rsid="0002b9b1"/>
    </style:style>
    <style:style style:name="T2" style:family="text">
      <style:text-properties officeooo:rsid="0003b35c"/>
    </style:style>
    <style:style style:name="T3" style:family="text">
      <style:text-properties officeooo:rsid="00040b8f"/>
    </style:style>
    <style:style style:name="T4" style:family="text">
      <style:text-properties officeooo:rsid="0004bb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</text:p>
      <text:p text:style-name="P1"/>
      <text:p text:style-name="P1">- Pas de super, il faut appeler explicitement la méthode utilisée.</text:p>
      <text:p text:style-name="P1">- Utiliser les adresses des variables (passage des variables par référence).</text:p>
      <text:p text:style-name="P1">- Les pointeurs permettent de voir les adresses, les références non.</text:p>
      <text:p text:style-name="P1">- <text:span text:style-name="T1">Pas d’héritage non public, toujours public.</text:span></text:p>
      <text:p text:style-name="P1">- <text:span text:style-name="T1">Héritage toujours virtuel.</text:span></text:p>
      <text:p text:style-name="P1">- <text:span text:style-name="T2">Pour une redéfinition : invariance ou contra-variance des types.</text:span></text:p>
      <text:p text:style-name="P1">- <text:span text:style-name="T3">Via pointeur quand c’est possible, via référence quand c’est nécessaire.</text:span></text:p>
      <text:p text:style-name="P1">- <text:span text:style-name="T3">Pour les redéfinitions, toujours utiliser l’appel dynamique.</text:span></text:p>
      <text:p text:style-name="P1"/>
      <text:p text:style-name="P2">Ocaml</text:p>
      <text:p text:style-name="P2"/>
      <text:p text:style-name="P2">- <text:span text:style-name="T4">méthode binaire : méthode dont le type du paramètre est le même que le type du receveur.</text:span></text:p>
      <text:p text:style-name="P3">- <text:span text:style-name="T4">méthode binaire : quand on va faire des sous-classe faire gaffe au typ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4-10T10:43:50.674000000</dc:date>
    <meta:editing-duration>PT15M36S</meta:editing-duration>
    <meta:editing-cycles>1</meta:editing-cycles>
    <meta:document-statistic meta:table-count="0" meta:image-count="0" meta:object-count="0" meta:page-count="1" meta:paragraph-count="12" meta:word-count="107" meta:character-count="657" meta:non-whitespace-character-count="562"/>
  </office:meta>
</office:document-meta>
</file>